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2.427cm" fo:break-before="auto" style:use-optimal-row-height="true"/>
    </style:style>
    <style:style style:name="ro23" style:family="table-row">
      <style:table-row-properties style:row-height="4.796cm" fo:break-before="auto" style:use-optimal-row-height="true"/>
    </style:style>
    <style:style style:name="ro24" style:family="table-row">
      <style:table-row-properties style:row-height="3.159cm" fo:break-before="auto" style:use-optimal-row-height="true"/>
    </style:style>
    <style:style style:name="ro2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0T14:00:27.2">
            <text:p>0420 <text:s/>1400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0T14:00:27.2">
            <text:p>0420 <text:s/>1400</text:p>
          </table:table-cell>
          <table:table-cell table:style-name="ce8" table:formula="of:=NOW()" office:value-type="date" office:date-value="2022-04-20T14:00:27.2">
            <text:p>0420 <text:s/>1400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0T14:00:27.2">
            <text:p>0420 <text:s/>1400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0T14:00:27.2">
            <text:p>0420 <text:s/>1400</text:p>
          </table:table-cell>
          <table:table-cell table:style-name="ce8" table:formula="of:=NOW()" office:value-type="date" office:date-value="2022-04-20T14:00:27.2">
            <text:p>0420 <text:s/>1400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2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0T14:00:24.67">
            <text:p>2022/4/20 14:00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5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0">2022/04/20</text:date>, <text:time>14:0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0T14:00:26.87</dc:date>
    <dc:creator>iwabuchi ken</dc:creator>
    <meta:editing-duration>P17DT11H46M58S</meta:editing-duration>
    <meta:editing-cycles>2396</meta:editing-cycles>
    <meta:generator>OpenOffice/4.1.3$Win32 OpenOffice.org_project/413m1$Build-9783</meta:generator>
    <meta:document-statistic meta:table-count="2" meta:cell-count="851" meta:object-count="0"/>
  </office:meta>
</office:document-meta>
</file>